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size="16pt" style:font-size-asian="16pt" style:font-size-complex="16pt"/>
    </style:style>
    <style:style style:name="T1" style:family="text">
      <style:text-properties officeooo:rsid="001b6b9b"/>
    </style:style>
    <style:style style:name="T2" style:family="text">
      <style:text-properties officeooo:rsid="001de8a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ing, Ο goddess, the destructive wrath of Achilles, son of Peleus,<text:span text:style-name="T1"> </text:span>which brought countless woes upon the Greeks, and hurled many valiant<text:span text:style-name="T1"> </text:span>souls of heroes down to Hades, and made themselves a prey to dogs and<text:span text:style-name="T1"> </text:span>to all birds [but the will of Jove was being accomplished], from the<text:span text:style-name="T1"> </text:span>time when Atrides, king of men, and noble Achilles, first contending,<text:span text:style-name="T1"> </text:span>were disunited.</text:p>
      <text:p text:style-name="P1"/>
      <text:p text:style-name="P1">Which, then, of the gods, engaged these two in strife, so that they<text:span text:style-name="T1"> </text:span>should fight? The son of <text:span text:style-name="T1">Leto</text:span> and <text:span text:style-name="T1">Zeus</text:span>; for he, enraged with the<text:span text:style-name="T1"> </text:span>king, stirred up an evil pestilence through the army [and the people<text:span text:style-name="T2"> </text:span>kept perishing]; because the son of Atreus had dishonoured the priest<text:span text:style-name="T1"> </text:span>Chryses: for he came to the swift ships of the Greeks to ransom his<text:span text:style-name="T1"> </text:span>daughter, and bringing invaluable ransoms, having in his hands the<text:span text:style-name="T1"> </text:span>fillets of far-darting Apollo on his golden sceptre. And he supplicated<text:span text:style-name="T1"> </text:span>all the Greeks, but chiefly the two sons of Atreus, the leaders of the<text:span text:style-name="T1"> </text:span>people: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6in" fo:page-height="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30T20:08:23.829385642</meta:creation-date>
    <dc:date>2021-07-01T06:06:48.352666303</dc:date>
    <meta:editing-duration>PT3M11S</meta:editing-duration>
    <meta:editing-cycles>4</meta:editing-cycles>
    <meta:generator>LibreOffice/6.4.7.2$Linux_X86_64 LibreOffice_project/40$Build-2</meta:generator>
    <meta:document-statistic meta:table-count="0" meta:image-count="0" meta:object-count="0" meta:page-count="1" meta:paragraph-count="2" meta:word-count="161" meta:character-count="918" meta:non-whitespace-character-count="759"/>
  </office:meta>
</office:document-meta>
</file>